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officeooo:rsid="000d3547" officeooo:paragraph-rsid="000d3547"/>
    </style:style>
    <style:style style:name="P2" style:family="paragraph" style:parent-style-name="Standard">
      <style:paragraph-properties fo:text-align="center" style:justify-single-word="false"/>
      <style:text-properties style:font-name="Palatino Linotype" officeooo:rsid="000d3547" officeooo:paragraph-rsid="000edcd3"/>
    </style:style>
    <style:style style:name="P3" style:family="paragraph" style:parent-style-name="Standard">
      <style:text-properties style:font-name="Palatino Linotype" officeooo:rsid="000e9c3c" officeooo:paragraph-rsid="000e9c3c"/>
    </style:style>
    <style:style style:name="P4" style:family="paragraph" style:parent-style-name="Standard">
      <style:text-properties style:font-name="Palatino Linotype" officeooo:rsid="000ea4b0" officeooo:paragraph-rsid="000ea4b0"/>
    </style:style>
    <style:style style:name="P5" style:family="paragraph" style:parent-style-name="Standard">
      <style:paragraph-properties fo:text-align="center" style:justify-single-word="false"/>
      <style:text-properties style:font-name="Palatino Linotype" fo:font-size="14pt" officeooo:rsid="000d3547" officeooo:paragraph-rsid="000edcd3" style:font-size-asian="14pt" style:font-size-complex="14pt"/>
    </style:style>
    <style:style style:name="P6" style:family="paragraph" style:parent-style-name="Standard">
      <style:text-properties style:font-name="Palatino Linotype" fo:font-weight="bold" officeooo:rsid="000d3547" officeooo:paragraph-rsid="000d3547" style:font-weight-asian="bold" style:font-weight-complex="bold"/>
    </style:style>
    <style:style style:name="P7" style:family="paragraph" style:parent-style-name="Standard">
      <style:text-properties style:font-name="Palatino Linotype" fo:font-weight="bold" officeooo:rsid="000e9c3c" officeooo:paragraph-rsid="000e9c3c" style:font-weight-asian="bold" style:font-weight-complex="bold"/>
    </style:style>
    <style:style style:name="P8" style:family="paragraph" style:parent-style-name="Standard">
      <style:text-properties style:font-name="Palatino Linotype" officeooo:rsid="0017949d" officeooo:paragraph-rsid="0017949d"/>
    </style:style>
    <style:style style:name="P9" style:family="paragraph" style:parent-style-name="Standard">
      <style:text-properties style:font-name="Palatino Linotype" fo:font-weight="bold" officeooo:rsid="000e9c3c" officeooo:paragraph-rsid="00221547" style:font-weight-asian="bold" style:font-weight-complex="bold"/>
    </style:style>
    <style:style style:name="P10" style:family="paragraph" style:parent-style-name="Standard">
      <style:text-properties style:font-name="Palatino Linotype" fo:font-weight="bold" officeooo:rsid="000e9c3c" officeooo:paragraph-rsid="000e9c3c" style:font-weight-asian="bold" style:font-weight-complex="bold"/>
    </style:style>
    <style:style style:name="P11" style:family="paragraph" style:parent-style-name="Standard">
      <style:text-properties style:font-name="Palatino Linotype" fo:font-weight="bold" officeooo:rsid="0027578f" officeooo:paragraph-rsid="0027578f" style:font-weight-asian="bold" style:font-weight-complex="bold"/>
    </style:style>
    <style:style style:name="P12" style:family="paragraph" style:parent-style-name="Standard">
      <style:text-properties style:font-name="Palatino Linotype" officeooo:rsid="000d3547" officeooo:paragraph-rsid="000d3547"/>
    </style:style>
    <style:style style:name="P13" style:family="paragraph" style:parent-style-name="Standard">
      <style:paragraph-properties fo:text-align="center" style:justify-single-word="false"/>
      <style:text-properties style:font-name="Palatino Linotype" officeooo:rsid="000d3547" officeooo:paragraph-rsid="000edcd3"/>
    </style:style>
    <style:style style:name="P14" style:family="paragraph" style:parent-style-name="Standard">
      <style:text-properties style:font-name="Palatino Linotype" officeooo:rsid="0023d8c5" officeooo:paragraph-rsid="0023d8c5"/>
    </style:style>
    <style:style style:name="P15" style:family="paragraph" style:parent-style-name="Standard">
      <style:text-properties style:font-name="Palatino Linotype" officeooo:rsid="000e9c3c" officeooo:paragraph-rsid="000e9c3c"/>
    </style:style>
    <style:style style:name="P16" style:family="paragraph" style:parent-style-name="Standard">
      <style:text-properties style:font-name="Palatino Linotype" officeooo:rsid="000e9c3c" officeooo:paragraph-rsid="0023d8c5"/>
    </style:style>
    <style:style style:name="P17" style:family="paragraph" style:parent-style-name="Standard">
      <style:text-properties style:font-name="Palatino Linotype" officeooo:rsid="000e9c3c" officeooo:paragraph-rsid="00250802"/>
    </style:style>
    <style:style style:name="P18" style:family="paragraph" style:parent-style-name="Standard">
      <style:text-properties style:font-name="Palatino Linotype" fo:font-weight="normal" officeooo:rsid="000e9c3c" officeooo:paragraph-rsid="0023d8c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Palatino Linotype" style:text-underline-style="none" officeooo:rsid="002a9f45" officeooo:paragraph-rsid="002a9f4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dc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edcd3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6528"/>
    </style:style>
    <style:style style:name="T7" style:family="text">
      <style:text-properties officeooo:rsid="00124927"/>
    </style:style>
    <style:style style:name="T8" style:family="text">
      <style:text-properties officeooo:rsid="00134841"/>
    </style:style>
    <style:style style:name="T9" style:family="text">
      <style:text-properties officeooo:rsid="0017949d"/>
    </style:style>
    <style:style style:name="T10" style:family="text">
      <style:text-properties officeooo:rsid="0018f334"/>
    </style:style>
    <style:style style:name="T11" style:family="text">
      <style:text-properties officeooo:rsid="001bdf82"/>
    </style:style>
    <style:style style:name="T12" style:family="text">
      <style:text-properties officeooo:rsid="001dc9f0"/>
    </style:style>
    <style:style style:name="T13" style:family="text">
      <style:text-properties officeooo:rsid="001ef575"/>
    </style:style>
    <style:style style:name="T14" style:family="text">
      <style:text-properties officeooo:rsid="0020e9f8"/>
    </style:style>
    <style:style style:name="T15" style:family="text">
      <style:text-properties officeooo:rsid="00221547"/>
    </style:style>
    <style:style style:name="T16" style:family="text">
      <style:text-properties officeooo:rsid="00234ebc"/>
    </style:style>
    <style:style style:name="T17" style:family="text">
      <style:text-properties officeooo:rsid="0023d8c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7578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lexis Opolka</text:p>
      <text:p text:style-name="P19">1G02</text:p>
      <text:p text:style-name="P19">28/04/2021</text:p>
      <text:p text:style-name="P2"><text:span text:style-name="T1"/></text:p>
      <text:p text:style-name="P2"><text:span text:style-name="T1">Sujet de dissertation à préparer</text:span>:</text:p>
      <text:p text:style-name="P5"><text:span text:style-name="T2">L</text:span>e stratagème au théâtre peut-il être autre chose qu’un artifice?</text:p>
      <text:p text:style-name="P1"/>
      <text:p text:style-name="P4">Pour faire le travail qui suit, vous pouvez vous aider:</text:p>
      <text:p text:style-name="P4">- des cours sur les premières scènes des <text:span text:style-name="T3">Fausses confidences</text:span> et sur l’extrait du <text:span text:style-name="T3">Barbier de Sévil</text:span><text:span text:style-name="T4">le.</text:span></text:p>
      <text:p text:style-name="P4">- du dossier à la fin de l’édition Belin/Gallimard de la pièce, notamment les pages168 et 169, 214 et 215, et, pour les exemples, le groupement de textes P.174 à 200.</text:p>
      <text:p text:style-name="P1"/>
      <text:p text:style-name="P1"><text:span text:style-name="T5">1)</text:span> <text:span text:style-name="T1">Je m’assure que j’ai bien compris la question</text:span></text:p>
      <text:p text:style-name="P1"><text:span text:style-name="T5">a)</text:span> Définissez les deux mots-clés: <text:span text:style-name="T3">stratagème</text:span> et <text:span text:style-name="T3">artifice</text:span>.</text:p>
      <text:p text:style-name="P1"/>
      <text:p text:style-name="P1"><text:tab/><text:span text:style-name="T6">Stratagème : </text:span><text:span text:style-name="T7">Un</text:span><text:span text:style-name="T8">e ruse utilisée pour tromper quelqu’un.</text:span></text:p>
      <text:p text:style-name="P1"><text:tab/><text:span text:style-name="T8">Artifice : Quelque-chose créé de toute part, </text:span><text:span text:style-name="T9">peut-être considéré comme</text:span><text:span text:style-name="T8"> une illusion.</text:span></text:p>
      <text:p text:style-name="P1"/>
      <text:p text:style-name="P1"><text:span text:style-name="T5">b)</text:span> Pourquoi un stratagème théâtral serait-il obligatoirement un artifice ?</text:p>
      <text:p text:style-name="P1"/>
      <text:p text:style-name="P1"><text:tab/><text:span text:style-name="T9">Parce qu’au théâtre tout est mis en scène, tout est préparé donc le stratagème et la <text:tab/>réaction du personnage visé sont tous deux imaginés et dictés par le script de la <text:tab/>pièce.</text:span></text:p>
      <text:p text:style-name="P8"/>
      <text:p text:style-name="P1"><text:span text:style-name="T5">c)</text:span> Que pourrait être le stratagème au théâtre s’il n’était pas un artifice ?</text:p>
      <text:p text:style-name="P1"/>
      <text:p text:style-name="P1"><text:tab/><text:span text:style-name="T10">Aucune idée.</text:span></text:p>
      <text:p text:style-name="P1"/>
      <text:p text:style-name="P1"><text:span text:style-name="T5">2)</text:span> <text:span text:style-name="T1">Je fais la liste de mes connaissances sur le théâtre</text:span> (livres lus, pièces vues, extraits étudiés en classe) qui pourront servir d’exemples à mon devoir. <text:span text:style-name="T2">Je ne m’en tiens pas aux connaissances apprises cette année, j’essaie de me remémorer des lectures plus anciennes.</text:span></text:p>
      <text:p text:style-name="P1"/>
      <text:p text:style-name="P1"><text:tab/>- <text:span text:style-name="T11">Fausses confidences (pièce en lecture)</text:span></text:p>
      <text:p text:style-name="P1"><text:tab/>- <text:span text:style-name="T11">Médecin Malgré lui (pièce lue)</text:span></text:p>
      <text:p text:style-name="P1"><text:tab/><text:span text:style-name="T11">Plusieurs autres pièces vues mais ne se souvient plus du nom.</text:span></text:p>
      <text:p text:style-name="P1"/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oft-page-break/><text:span text:style-name="T5">3)</text:span> <text:span text:style-name="T1">Je prépare la première partie du devoir</text:span></text:p>
      <text:p text:style-name="P1"><text:s/>Proposez trois arguments illustrés chacun d’un exemple, pour défendre la thèse énoncée dans la question: le stratagème au théâtre est toujours un artifice.</text:p>
      <text:p text:style-name="P1"/>
      <text:p text:style-name="P6">a) <text:span text:style-name="T12">Le stratagème, </text:span><text:span text:style-name="T13">une illusion dès le départ (?)</text:span></text:p>
      <text:p text:style-name="P1"/>
      <text:p text:style-name="P6">b) <text:span text:style-name="T13">Une réaction surjouée (?)</text:span></text:p>
      <text:p text:style-name="P1"/>
      <text:p text:style-name="P6">c) <text:span text:style-name="T13">Une mise en scène amplifiant les effets initiaux</text:span> <text:span text:style-name="T13">(?)</text:span></text:p>
      <text:p text:style-name="P1"/>
      <text:p text:style-name="P1"/>
      <text:p text:style-name="P1"><text:span text:style-name="T5">4)</text:span> <text:span text:style-name="T1">Je prépare la deuxième partie du devoir</text:span></text:p>
      <text:p text:style-name="P1">Proposez trois arguments, également illustrés chacun d’un exemple, pour défendre la thèse contraire: le stratagème au théâtre n’est pas obligatoirement artificiel.</text:p>
      <text:p text:style-name="P1"/>
      <text:p text:style-name="P9">a) <text:span text:style-name="T15">C</text:span><text:span text:style-name="T14">ertes </text:span><text:span text:style-name="T17">dicté</text:span><text:span text:style-name="T14"> mais </text:span><text:span text:style-name="T17">reste réel</text:span><text:span text:style-name="T14"> </text:span><text:span text:style-name="T16">(?)</text:span></text:p>
      <text:p text:style-name="P3"/>
      <text:p text:style-name="P7">b)</text:p>
      <text:p text:style-name="P3"/>
      <text:p text:style-name="P7">c)</text:p>
      <text:p text:style-name="P1"/>
      <text:p text:style-name="P1"/>
      <text:p text:style-name="P1"><text:span text:style-name="T5">5)</text:span> <text:span text:style-name="T1">J’envisage une troisième partie</text:span></text:p>
      <text:p text:style-name="P3">Développez de la même manière l’une des propositions suivantes:</text:p>
      <text:p text:style-name="P3">- le stratagème au théâtre peut être réaliste</text:p>
      <text:p text:style-name="P17">- l’artifice fait partie non seulement du stratagème, mais, plus généralement, du théâtre ← </text:p>
      <text:p text:style-name="P3">- un stratagème peut aussi révéler une vérité.</text:p>
      <text:p text:style-name="P3"/>
      <text:p text:style-name="P16"><text:span text:style-name="T5">a) </text:span><text:span text:style-name="T19">Les comportements dictés</text:span></text:p>
      <text:p text:style-name="P18"/>
      <text:p text:style-name="P3"><text:span text:style-name="T5">b)</text:span></text:p>
      <text:p text:style-name="P14"/>
      <text:p text:style-name="P7">c) <text:span text:style-name="T19">Au final, n’est-ce le théâtre qu’un artifice fictionnel ?</text:span></text:p>
      <text:p text:style-name="P11"><text:span text:style-name="T18"><text:tab/>Quand on y réfléchit, le théâtre est un moyen de rendre visible et vivant des mots <text:tab/>décrivant une histoire. Peut-on donc ainsi soupçonner que, depuis sa création, l’art <text:tab/>qu’est le théâtre est en partie un artifice.</text:span></text:p>
      <text:p text:style-name="P1"/>
      <text:p text:style-name="P14">(Je n’ai pas encore d’idées sur les exemples.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09:10:45.026000000</meta:creation-date>
    <dc:date>2021-04-28T23:24:31.032000000</dc:date>
    <meta:editing-duration>PT1H5M39S</meta:editing-duration>
    <meta:editing-cycles>30</meta:editing-cycles>
    <meta:generator>LibreOffice/7.1.1.2$Windows_x86 LibreOffice_project/fe0b08f4af1bacafe4c7ecc87ce55bb426164676</meta:generator>
    <meta:document-statistic meta:table-count="0" meta:image-count="0" meta:object-count="0" meta:page-count="2" meta:paragraph-count="40" meta:word-count="435" meta:character-count="2638" meta:non-whitespace-character-count="2229"/>
  </office:meta>
</office:document-meta>
</file>